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Geeza Pro" svg:font-family="Geeza Pro"/>
    <style:font-face style:name="Helvetica" svg:font-family="Helvetica"/>
    <style:font-face style:name="Lucida Grande" svg:font-family="Lucida Grande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 fo:margin-left="0.5000in" fo:text-align="end" fo:text-indent="-0.5000in">
        <style:tab-stops>
          <style:tab-stop style:position="0.1528in"/>
          <style:tab-stop style:position="0.5000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Geeza Pro" fo:font-size="12.0pt"/>
    </style:style>
    <style:style style:name="P3" style:family="paragraph" style:parent-style-name="Standard">
      <style:paragraph-properties fo:text-align="end"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Geeza Pro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style:text-underline-style="solid"/>
    </style:style>
    <style:style style:name="T3" style:family="text">
      <style:text-properties style:text-underline-style="solid"/>
    </style:style>
    <style:style style:name="T4" style:family="text">
      <style:text-properties style:font-name="Lucida Grande" style:text-underline-style="solid"/>
    </style:style>
    <style:style style:name="T5" style:family="text">
      <style:text-properties style:font-name="Lucida Grande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▪">
        <style:list-level-properties text:space-before="0.25in" text:min-label-width="0.25in"/>
      </text:list-level-style-bullet>
    </text:list-style>
  </office:automatic-styles>
  <office:body>
    <office:text>
      <text:p text:style-name="P1"/>
      <text:list text:style-name="L1">
        <text:list-item>
          <text:p text:style-name="P2"><text:span text:style-name="T1"/><text:span text:style-name="T2">سبب</text:span><text:span text:style-name="T3"><text:s/></text:span><text:span text:style-name="T2">اختياري</text:span><text:span text:style-name="T3"><text:s/></text:span><text:span text:style-name="T2">للمسار</text:span><text:span text:style-name="T3"><text:s/></text:span><text:span text:style-name="T4">:</text:span><text:s text:c="2"/>اريد تعلم لغه برمجه برامج الايفون السويفت </text:p>
        </text:list-item>
      </text:list>
      <text:p text:style-name="P3"/>
      <text:list text:style-name="L1">
        <text:list-item>
          <text:p text:style-name="P2"><text:span text:style-name="T1"/><text:span text:style-name="T2">الصف</text:span><text:s/><text:span text:style-name="T5">: </text:span>عاشر</text:p>
        </text:list-item>
      </text:list>
      <text:p text:style-name="P3"/>
      <text:list text:style-name="L1">
        <text:list-item>
          <text:p text:style-name="P2"><text:s/><text:span text:style-name="T2">المدرسة</text:span><text:s/><text:span text:style-name="T5">: </text:span>صالح<text:span text:style-name="T5"><text:s/></text:span>شهاب<text:span text:style-name="T5"><text:s/></text:span></text:p>
        </text:list-item>
      </text:list>
      <text:p text:style-name="P3"/>
      <text:p text:style-name="P3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5</meta:generator>
  </office:meta>
</office:document-meta>
</file>